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.800000190734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ff" style:text-line-through-style="none" style:text-line-through-type="none" style:font-name="Arial" fo:font-size="39.450000762939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fo:background-color="#dddddd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39.4500007629395pt" fo:font-style="normal" style:text-underline-style="none" fo:font-weight="normal" officeooo:rsid="000dc950" officeooo:paragraph-rsid="000dc950" style:text-blinking="false"/>
    </style:style>
    <style:style style:name="P4" style:family="paragraph" style:parent-style-name="Text_20_body">
      <style:paragraph-properties fo:margin-top="0cm" fo:margin-bottom="0cm" style:contextual-spacing="false" fo:line-height="138%" fo:text-align="center" style:justify-single-word="false" fo:background-color="#dddddd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39.4500007629395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dc950"/>
    </style:style>
    <style:style style:name="T3" style:family="text">
      <style:text-properties fo:color="#ff3333" officeooo:rsid="000dc950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6e4563d9-2b93-a199-c924-24cc84876bec"/>POPULATING DATABASE FOR ELMASRI, NAVATHE</text:p>
      <text:p text:style-name="Text_20_body"/>
      <text:p text:style-name="P3"><text:span text:style-name="T1">Create The Database Schema</text:span></text:p>
      <text:p text:style-name="P1">Copy paste the following<text:span text:style-name="T2">(</text:span><text:span text:style-name="T3">warning that i have dropped the foreign key constraint for EMPLOYEE table</text:span><text:span text:style-name="T2">)</text:span></text:p>
      <text:p text:style-name="Text_20_body"/>
      <text:p text:style-name="P1">CREATE DATABASE navathe;</text:p>
      <text:p text:style-name="P1">USE navathe;</text:p>
      <text:p text:style-name="Text_20_body"/>
      <text:p text:style-name="P1">CREATE TABLE EMPLOYEE</text:p>
      <text:p text:style-name="P1">( Fname VARCHAR(15) NOT NULL , Minit CHAR , Lname VARCHAR(15) NOT NULL ,Ssn CHAR(9) NOT NULL , Bdate DATE , Address VARCHAR(30) ,  Sex CHAR , Salary DECIMAL(10 , 2) , Super_ssn CHAR(9) , Dno INT NOT NULL , PRIMARY KEY (Ssn) );</text:p>
      <text:p text:style-name="Text_20_body"/>
      <text:p text:style-name="P1">CREATE TABLE DEPARTMENT ( Dname VARCHAR(15) NOT NULL , Dnumber INT NOT NULL , Mgr_ssn CHAR(9) NOT NULL , Mgr_start_date DATE , PRIMARY KEY (Dnumber) , UNIQUE (Dname) , FOREIGN KEY (Mgr_ssn) REFERENCES EMPLOYEE(Ssn) ) ;</text:p>
      <text:p text:style-name="Text_20_body"/>
      <text:p text:style-name="P1">CREATE TABLE DEPT_LOCATIONS</text:p>
      <text:p text:style-name="P1">( Dnumber INT NOT NULL , Dlocation VARCHAR(15) NOT NULL <text:soft-page-break/>,PRIMARY KEY (Dnumber ,  Dlocation) , FOREIGN KEY (Dnumber) REFERENCES DEPARTMENT(Dnumber) ) ;</text:p>
      <text:p text:style-name="Text_20_body"/>
      <text:p text:style-name="P1">CREATE TABLE PROJECT ( Pname VARCHAR(15) NOT NULL ,Pnumber  INT NOT NULL , Plocation VARCHAR(15) ,Dnum INT NOT NULL , PRIMARY KEY (Pnumber) , UNIQUE (Pname) , FOREIGN KEY (Dnum) REFERENCES DEPARTMENT(Dnumber) ) ; </text:p>
      <text:p text:style-name="Text_20_body"/>
      <text:p text:style-name="P1">CREATE TABLE WORKS_ON( Essn CHAR(9) NOT NULL , Pno INT NOT NULL , Hours DECIMAL(3 , 1) NOT NULL , PRIMARY KEY (Essn , Pno) , FOREIGN KEY (Essn) REFERENCES EMPLOYEE(Ssn) , FOREIGN KEY (Pno) REFERENCES PROJECT(Pnumber) ) ;</text:p>
      <text:p text:style-name="Text_20_body"/>
      <text:p text:style-name="P1">CREATE TABLE DEPENDENT( Essn CHAR(9) NOT NULL , Dependent_name VARCHAR(15) NOT NULL , Sex CHAR , Bdate DATE ,Relationship VARCHAR(8) , PRIMARY KEY (Essn , Dependent_name) ,FOREIGN KEY(Essn) REFERENCES EMPLOYEE(Ssn) ) ;</text:p>
      <text:p text:style-name="Text_20_body"/>
      <text:p text:style-name="P4">Populate database</text:p>
      <text:p text:style-name="P1">INSERT INTO EMPLOYEE VALUES ("John", "B", "Smith", "123456789", "1965-01-09", "731 Fondren, Houston, TX", "M", "30000", "333445555", "5");</text:p>
      <text:p text:style-name="P1">INSERT INTO EMPLOYEE VALUES ("Franklin", "T", "Wong", "333445555", "1955-12-08", "638 Voss, Houston, TX", "M", "40000", "888665555", "5");</text:p>
      <text:p text:style-name="P1">INSERT INTO EMPLOYEE VALUES ("Alicia", "J", "Zelaya", "999887777", "1968-01-19", "3321 Castle, Spring, TX", "F", "25000", "987654321", "4");</text:p>
      <text:p text:style-name="P1">INSERT INTO EMPLOYEE VALUES ("Jennifer", "S", "Wallace", <text:soft-page-break/>"987654321", "1941-06-20", "291 Berry, Bellaire, TX", "F", "43000", "888665555", "4");</text:p>
      <text:p text:style-name="P1">INSERT INTO EMPLOYEE VALUES ("Ramesh", "K", "Narayan", "666884444", "1962-09-15", "975 Fire Oak, TX", "M", "38000", "333445555", "5");</text:p>
      <text:p text:style-name="P1">INSERT INTO EMPLOYEE VALUES ("Joyce", "A", "English", "453453453", "1972-07-31", "5631 Rice, Houston, TX", "F", "25000", "333445555", "5");</text:p>
      <text:p text:style-name="P1">INSERT INTO EMPLOYEE VALUES ("Ahmad", "V", "Jabbar", "987987987", "1969-03-29", "980 Dallas, Houston, TX", "M", "25000", "987654321", "4");</text:p>
      <text:p text:style-name="P1">INSERT INTO EMPLOYEE VALUES ("James", "E", "Borg", "888665555", "1937-11-10", "450 Stone, Houston, TX", "M", "55000", "NULL", "1");</text:p>
      <text:p text:style-name="Text_20_body"/>
      <text:p text:style-name="P1">INSERT INTO DEPARTMENT VALUES ("Research", "5", "333445555", "1988-05-22");</text:p>
      <text:p text:style-name="P1">INSERT INTO DEPARTMENT VALUES ("Administration", "4", "987654321", "1995-01-01");</text:p>
      <text:p text:style-name="P1">INSERT INTO DEPARTMENT VALUES ("Headquarters", "1", "888665555", "1981-06-19");</text:p>
      <text:p text:style-name="Text_20_body"/>
      <text:p text:style-name="P1">INSERT INTO DEPT_LOCATIONS VALUES(1, "Houston");</text:p>
      <text:p text:style-name="P1">INSERT INTO DEPT_LOCATIONS VALUES(4, "Stafford");</text:p>
      <text:p text:style-name="P1">INSERT INTO DEPT_LOCATIONS VALUES(5, "Bellarie");</text:p>
      <text:p text:style-name="P1">INSERT INTO DEPT_LOCATIONS VALUES(5, "Sugarland");</text:p>
      <text:p text:style-name="P1">INSERT INTO DEPT_LOCATIONS VALUES(5, "Houston");</text:p>
      <text:p text:style-name="Text_20_body"/>
      <text:p text:style-name="P1">INSERT INTO PROJECT VALUES ("ProductX", "1", "Bellaire", "5");</text:p>
      <text:p text:style-name="P1">INSERT INTO PROJECT VALUES ("ProductY", "2", "Sugarland", "5");</text:p>
      <text:p text:style-name="P1">INSERT INTO PROJECT VALUES ("ProductZ", "3", "Houston", "5");</text:p>
      <text:p text:style-name="P1">INSERT INTO PROJECT VALUES ("Computerization", "10", "Stafford", <text:soft-page-break/>"4");</text:p>
      <text:p text:style-name="P1">INSERT INTO PROJECT VALUES ("Reorganization", "20", "Houston", "1");</text:p>
      <text:p text:style-name="P1">INSERT INTO PROJECT VALUES ("Newbenefits", "30", "Stafford", "4");</text:p>
      <text:p text:style-name="Text_20_body"/>
      <text:p text:style-name="P1">INSERT INTO WORKS_ON VALUES ("123456789", "1", "32.5");</text:p>
      <text:p text:style-name="P1">INSERT INTO WORKS_ON VALUES ("123456789", "2", "7.5");</text:p>
      <text:p text:style-name="P1">INSERT INTO WORKS_ON VALUES ("666884444", "3", "40.0");</text:p>
      <text:p text:style-name="P1">INSERT INTO WORKS_ON VALUES ("453453453", "1", "20.0");</text:p>
      <text:p text:style-name="P1">INSERT INTO WORKS_ON VALUES ("453453453", "2", "20.0");</text:p>
      <text:p text:style-name="P1">INSERT INTO WORKS_ON VALUES ("333445555", "2", "10.0");</text:p>
      <text:p text:style-name="P1">INSERT INTO WORKS_ON VALUES ("333445555", "3", "10.0");</text:p>
      <text:p text:style-name="P1">INSERT INTO WORKS_ON VALUES ("333445555", "10", "10.0");</text:p>
      <text:p text:style-name="P1">INSERT INTO WORKS_ON VALUES ("333445555", "20", "10.0");</text:p>
      <text:p text:style-name="P1">INSERT INTO WORKS_ON VALUES ("999887777", "30", "30.0");</text:p>
      <text:p text:style-name="P1">INSERT INTO WORKS_ON VALUES ("999887777", "10", "10.0");</text:p>
      <text:p text:style-name="P1">INSERT INTO WORKS_ON VALUES ("987987987", "10", "35.0");</text:p>
      <text:p text:style-name="P1">INSERT INTO WORKS_ON VALUES ("987987987", "30", "5.0");</text:p>
      <text:p text:style-name="P1">INSERT INTO WORKS_ON VALUES ("987654321", "30", "20.0");</text:p>
      <text:p text:style-name="P1">INSERT INTO WORKS_ON VALUES ("987654321", "20", "15.0");</text:p>
      <text:p text:style-name="P1">INSERT INTO WORKS_ON VALUES ("888665555", "20", "NULL");</text:p>
      <text:p text:style-name="Text_20_body"/>
      <text:p text:style-name="P1">INSERT INTO DEPENDENT VALUES ("333445555", "Alice", "F", "1986-04-05", "Daughter");</text:p>
      <text:p text:style-name="P1">INSERT INTO DEPENDENT VALUES ("333445555", "Theodore", "M", "1983-10-25", "Son");</text:p>
      <text:p text:style-name="P1">INSERT INTO DEPENDENT VALUES ("333445555", "Joy", "F", "1958-05-03", "Spouse");</text:p>
      <text:p text:style-name="P1">INSERT INTO DEPENDENT VALUES ("987654321", "Abner", "M", "1942-02-28", "Spouse");</text:p>
      <text:p text:style-name="P1">INSERT INTO DEPENDENT VALUES ("123456789", "Michael", "M", <text:soft-page-break/>"1988-01-04", "Son");</text:p>
      <text:p text:style-name="P1">INSERT INTO DEPENDENT VALUES ("123456789", "Alice", "F", "1988-12-30", "Daughter");</text:p>
      <text:p text:style-name="P1">INSERT INTO DEPENDENT VALUES ("123456789", "Elizabeth", "F", "1967-05-05", "Spouse"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2:00:28.026048304</meta:creation-date>
    <dc:date>2015-03-18T12:03:46.929585585</dc:date>
    <meta:editing-duration>P0D</meta:editing-duration>
    <meta:editing-cycles>1</meta:editing-cycles>
    <meta:document-statistic meta:table-count="0" meta:image-count="0" meta:object-count="0" meta:page-count="5" meta:paragraph-count="59" meta:word-count="653" meta:character-count="4941" meta:non-whitespace-character-count="4343"/>
    <meta:generator>LibreOffice/4.2.7.2$Linux_X86_64 LibreOffice_project/420m0$Build-2</meta:generator>
  </office:meta>
</office:document-meta>
</file>